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597ca" officeooo:paragraph-rsid="000597ca"/>
    </style:style>
    <style:style style:name="P2" style:family="paragraph" style:parent-style-name="Heading_20_1">
      <style:text-properties officeooo:rsid="000597ca" officeooo:paragraph-rsid="000597ca"/>
    </style:style>
    <style:style style:name="P3" style:family="paragraph" style:parent-style-name="Heading_20_4">
      <style:text-properties officeooo:rsid="000597ca" officeooo:paragraph-rsid="000597ca"/>
    </style:style>
    <style:style style:name="P4" style:family="paragraph" style:parent-style-name="Text_20_body" style:list-style-name="L1">
      <style:text-properties officeooo:rsid="00093a8a" officeooo:paragraph-rsid="00093a8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Proyecto REACT</text:h>
      <text:h text:style-name="P3" text:outline-level="4">Adrián García García</text:h>
      <text:p text:style-name="P1">Temática del proyecto: Tienda de videojuegos</text:p>
      <text:p text:style-name="P1">Especificaciones:</text:p>
      <text:list text:style-name="L1">
        <text:list-item>
          <text:p text:style-name="P4">Guardado de usuarios en json</text:p>
        </text:list-item>
        <text:list-item>
          <text:p text:style-name="P4">Formulario de registro de usuarios</text:p>
        </text:list-item>
        <text:list-item>
          <text:p text:style-name="P4">Formulario de registro de productos</text:p>
        </text:list-item>
        <text:list-item>
          <text:p text:style-name="P4">Imágenes para los productos</text:p>
        </text:list-item>
        <text:list-item>
          <text:p text:style-name="P4">Uso de hook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12:52:45.977000000</meta:creation-date>
    <dc:date>2025-02-07T10:06:18.498000000</dc:date>
    <meta:editing-duration>PT48M3S</meta:editing-duration>
    <meta:editing-cycles>3</meta:editing-cycles>
    <meta:generator>LibreOffice/7.6.5.2$Windows_X86_64 LibreOffice_project/38d5f62f85355c192ef5f1dd47c5c0c0c6d6598b</meta:generator>
    <meta:document-statistic meta:table-count="0" meta:image-count="0" meta:object-count="0" meta:page-count="1" meta:paragraph-count="9" meta:word-count="39" meta:character-count="236" meta:non-whitespace-character-count="211"/>
  </office:meta>
</office:document-meta>
</file>